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ae442" officeooo:paragraph-rsid="001ae442"/>
    </style:style>
    <style:style style:name="P2" style:family="paragraph" style:parent-style-name="Standard">
      <style:paragraph-properties fo:text-align="start" style:justify-single-word="false"/>
      <style:text-properties officeooo:rsid="001ae442" officeooo:paragraph-rsid="001ae442"/>
    </style:style>
    <style:style style:name="P3" style:family="paragraph" style:parent-style-name="Standard">
      <style:paragraph-properties fo:text-align="start" style:justify-single-word="false"/>
      <style:text-properties officeooo:rsid="001b7fc2" officeooo:paragraph-rsid="001b7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ibilidade de objetos:</text:p>
      <text:p text:style-name="P1"><text:tab/></text:p>
      <text:p text:style-name="P1"><text:tab/>+ público: <text:s/>A classe atual e todas as outras classes têm acesso a ele.</text:p>
      <text:p text:style-name="P1"><text:tab/></text:p>
      <text:p text:style-name="P2"><text:tab/>- privado: Somente a classe atual tem acesso a ele.</text:p>
      <text:p text:style-name="P2"/>
      <text:p text:style-name="P2"><text:tab/># protegido: A classe atual e todas as suas sub-classes têm acesso a ele. </text:p>
      <text:p text:style-name="P2"/>
      <text:p text:style-name="P3">Ex:</text:p>
      <text:p text:style-name="P3"><text:tab/>classe Caneta </text:p>
      <text:p text:style-name="P3"><text:tab/></text:p>
      <text:p text:style-name="P3"><text:tab/><text:tab/>público modelo: caractere</text:p>
      <text:p text:style-name="P3"><text:tab/><text:tab/>público cor: caractere</text:p>
      <text:p text:style-name="P3"><text:tab/><text:tab/>privado ponta: real</text:p>
      <text:p text:style-name="P3"><text:tab/><text:tab/>protegido carga: inteiro </text:p>
      <text:p text:style-name="P3"><text:tab/><text:tab/>protegido tampada: lógico</text:p>
      <text:p text:style-name="P3"/>
      <text:p text:style-name="P3"><text:tab/><text:tab/>público escrever ()</text:p>
      <text:p text:style-name="P3"><text:tab/><text:tab/>FimMetodo</text:p>
      <text:p text:style-name="P3"/>
      <text:p text:style-name="P3"><text:tab/><text:tab/>público rabiscar ()</text:p>
      <text:p text:style-name="P3"><text:tab/><text:tab/>FimMetodo</text:p>
      <text:p text:style-name="P3"><text:tab/></text:p>
      <text:p text:style-name="P3"><text:tab/>FimClasse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43:18.186623612</meta:creation-date>
    <dc:date>2022-01-06T22:21:03.195244873</dc:date>
    <meta:editing-duration>PT3H15M54S</meta:editing-duration>
    <meta:editing-cycles>1</meta:editing-cycles>
    <meta:document-statistic meta:table-count="0" meta:image-count="0" meta:object-count="0" meta:page-count="1" meta:paragraph-count="21" meta:word-count="68" meta:character-count="445" meta:non-whitespace-character-count="361"/>
    <meta:generator>LibreOffice/7.2.4.1$Linux_X86_64 LibreOffice_project/20$Build-1</meta:generator>
  </office:meta>
</office:document-meta>
</file>